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Verdana" svg:font-family="Verdana" style:font-family-generic="swiss"/>
    <style:font-face style:name="VT323" svg:font-family="VT323" style:font-pitch="fixed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paragraph-properties fo:margin-left="0in" fo:margin-right="-0.0063in" fo:text-align="start" style:justify-single-word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-0.0063in" fo:text-align="end" style:justify-single-word="false" fo:orphans="0" fo:widows="0" fo:hyphenation-ladder-count="no-limit" fo:text-indent="0in" style:auto-text-indent="false" style:writing-mode="lr-tb"/>
      <style:text-properties style:font-name="Roboto" fo:font-size="11pt" style:font-size-asian="11pt" style:font-size-complex="11pt" fo:hyphenate="false" fo:hyphenation-remain-char-count="2" fo:hyphenation-push-char-count="2"/>
    </style:style>
    <style:style style:name="P6" style:family="paragraph" style:parent-style-name="Standard" style:master-page-name="">
      <style:paragraph-properties fo:margin-left="0in" fo:margin-right="-0.0063in" fo:text-align="start" style:justify-single-word="false" fo:orphans="0" fo:widows="0" fo:hyphenation-ladder-count="no-limit" fo:text-indent="0in" style:auto-text-indent="false" style:page-number="auto" style:writing-mode="lr-tb"/>
      <style:text-properties style:font-name="Roboto" fo:font-size="11pt" style:font-size-asian="11pt" style:font-size-complex="11pt" fo:hyphenate="false" fo:hyphenation-remain-char-count="2" fo:hyphenation-push-char-count="2"/>
    </style:style>
    <style:style style:name="P7" style:family="paragraph" style:parent-style-name="Standard">
      <style:paragraph-properties fo:text-align="end" style:justify-single-word="false" fo:padding="0in" fo:border-left="none" fo:border-right="none" fo:border-top="none" fo:border-bottom="0.0008in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 style:list-style-name="WW8Num1">
      <style:text-properties style:font-name="Roboto" fo:font-size="11pt" style:font-size-asian="11pt" style:font-size-complex="11pt"/>
    </style:style>
    <style:style style:name="P10" style:family="paragraph" style:parent-style-name="Standard" style:list-style-name="WW8Num1">
      <style:text-properties style:font-name="Roboto" fo:font-size="11pt" fo:language="en" fo:country="US" style:font-size-asian="11pt" style:font-name-complex="Tahoma" style:font-size-complex="11pt"/>
    </style:style>
    <style:style style:name="P11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language="en" fo:country="US" fo:font-weight="normal" style:font-weight-asian="normal" style:font-name-complex="Tahoma" style:font-weight-complex="normal"/>
    </style:style>
    <style:style style:name="T2" style:family="text">
      <style:text-properties fo:language="en" fo:country="US" fo:font-weight="bold" style:font-weight-asian="bold" style:font-name-complex="Tahoma" style:font-weight-complex="bold"/>
    </style:style>
    <style:style style:name="T3" style:family="text">
      <style:text-properties fo:language="en" fo:country="US" style:font-name-complex="Tahoma"/>
    </style:style>
    <style:style style:name="T4" style:family="text">
      <style:text-properties style:font-name-complex="Tahoma"/>
    </style:style>
    <style:style style:name="T5" style:family="text">
      <style:text-properties style:font-name="Roboto" fo:language="en" fo:country="US" fo:font-weight="normal" style:font-weight-asian="normal" style:font-name-complex="Tahoma" style:font-weight-complex="normal"/>
    </style:style>
    <style:style style:name="T6" style:family="text">
      <style:text-properties style:font-name="Roboto" fo:language="en" fo:country="US" fo:font-weight="bold" style:font-weight-asian="bold" style:font-name-complex="Tahoma" style:font-weight-complex="bold"/>
    </style:style>
    <style:style style:name="T7" style:family="text">
      <style:text-properties style:font-name="Roboto" fo:font-size="11pt" fo:language="en" fo:country="US" style:font-size-asian="11pt" style:font-name-complex="Tahoma" style:font-size-complex="11pt"/>
    </style:style>
    <style:style style:name="T8" style:family="text">
      <style:text-properties style:font-name="Roboto" fo:font-size="11pt" fo:language="en" fo:country="US" style:font-size-asian="11pt" style:font-size-complex="11pt"/>
    </style:style>
    <style:style style:name="T9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10" style:family="text">
      <style:text-properties style:font-name="Roboto" fo:font-size="11pt" style:font-size-asian="11pt" style:font-size-complex="11pt"/>
    </style:style>
    <style:style style:name="T11" style:family="text">
      <style:text-properties fo:color="#800000" style:font-name="Roboto" fo:font-size="11pt" fo:language="en" fo:country="US" style:text-underline-style="none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style:font-size-asian="11pt" style:font-name-complex="Tahoma" style:font-size-complex="11pt"/>
    </style:style>
    <style:style style:name="T13" style:family="text">
      <style:text-properties style:use-window-font-color="true" style:font-name="Roboto" fo:font-size="11pt" fo:language="en" fo:country="US" style:text-underline-style="none" fo:background-color="transparent" style:font-size-asian="11pt" style:font-name-complex="Tahoma" style:font-size-complex="11pt"/>
    </style:style>
    <style:style style:name="Sect1" style:family="section">
      <style:section-properties text:dont-balance-text-columns="false" style:editable="false">
        <style:columns fo:column-count="2">
          <style:column style:rel-width="4783*" fo:start-indent="0in" fo:end-indent="0in"/>
          <style:column style:rel-width="485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chael Tsouchlarakis</text:p>
      <text:p text:style-name="P1"/>
      <text:section text:style-name="Sect1" text:name="Section1">
        <text:p text:style-name="P6"><text:span text:style-name="T3">Location</text:span><text:span text:style-name="T4">: </text:span><text:span text:style-name="T2">Athens, Greece</text:span></text:p>
        <text:p text:style-name="P4"><text:span text:style-name="T5">e-mail:</text:span><text:span text:style-name="T6"> </text:span><text:a xlink:type="simple" xlink:href="mailto:tsouchlarakis@gmail.com" text:style-name="Internet_20_link" text:visited-style-name="Visited_20_Internet_20_Link"><text:span text:style-name="Internet_20_link"><text:span text:style-name="T6">tsouchlarakis@gmail.com</text:span></text:span></text:a></text:p>
        <text:p text:style-name="P5"><text:span text:style-name="T3">Marital Status:</text:span><text:span text:style-name="T4"> </text:span><text:span text:style-name="T2">Single</text:span></text:p>
        <text:p text:style-name="P5"><text:span text:style-name="T1">Military Obligations:</text:span><text:span text:style-name="T2"> Fulfilled</text:span></text:p>
      </text:section>
      <text:p text:style-name="P7"/>
      <text:p text:style-name="P7">Education</text:p>
      <text:p text:style-name="P2"><text:span text:style-name="T4">1988 - 1991 6</text:span><text:span text:style-name="T3">th</text:span><text:span text:style-name="T4"> </text:span><text:span text:style-name="T3">T.P.L.</text:span><text:span text:style-name="T4"> </text:span><text:span text:style-name="T3">of Athens</text:span></text:p>
      <text:p text:style-name="P1">Degree on Engineering of Industrial Installations and Production</text:p>
      <text:p text:style-name="P3"/>
      <text:p text:style-name="P1">2002 Constantinou Computer Studies</text:p>
      <text:list xml:id="list3054480387803727516" text:style-name="WW8Num1">
        <text:list-item>
          <text:p text:style-name="P9"><text:span text:style-name="T3">Methodology, Practice, Development</text:span><text:span text:style-name="T4">, Maintenance</text:span><text:span text:style-name="T3"> and <text:s/>Administration of Information Systems</text:span><text:span text:style-name="T4">.</text:span></text:p>
        </text:list-item>
        <text:list-item>
          <text:p text:style-name="P10">Oracle PL-SQL, Oracle Developer, Data Base Administration.</text:p>
        </text:list-item>
      </text:list>
      <text:p text:style-name="P1"/>
      <text:p text:style-name="P2"><text:span text:style-name="T4">2006 - 2009 </text:span><text:span text:style-name="T3">H.O.U.</text:span></text:p>
      <text:p text:style-name="P1">School of Applied Science and Technology</text:p>
      <text:p text:style-name="P1">Information Technology Department</text:p>
      <text:p text:style-name="P1"/>
      <text:p text:style-name="Standard"><text:span text:style-name="T7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7">Solo Learn</text:span></text:span></text:a></text:p>
      <text:p text:style-name="Standard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7">Cpp</text:span></text:span></text:a><text:span text:style-name="T7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7">Java</text:span></text:span></text:a><text:span text:style-name="T7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7">Python3</text:span></text:span></text:a><text:span text:style-name="T7"> ...</text:span></text:p>
      <text:p text:style-name="P1"/>
      <text:p text:style-name="Standard"><text:span text:style-name="T7">2018/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7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7">Legacy Front End</text:span></text:span></text:a><text:span text:style-name="Internet_20_link"><text:span text:style-name="T13">,</text:span></text:span><text:span text:style-name="Internet_20_link"><text:span text:style-name="T9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Legacy Data Visualization</text:span></text:a><text:span text:style-name="Internet_20_link"><text:span text:style-name="T7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Algorithms</text:span></text:a><text:span text:style-name="Internet_20_link"><text:span text:style-name="T13">,</text:span></text:span><text:span text:style-name="Internet_20_link"><text:span text:style-name="T9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10">Front end Libraries</text:span></text:span></text:a><text:span text:style-name="T8">, </text:span><text:a xlink:type="simple" xlink:href="https://www.freecodecamp.org/certification/michaeltd/data-visualization" text:style-name="Internet_20_link" text:visited-style-name="Visited_20_Internet_20_Link">Data Visualization</text:a></text:p>
      <text:p text:style-name="P7"/>
      <text:p text:style-name="P7">Professional Background</text:p>
      <text:p text:style-name="P2"><text:span text:style-name="T4">1991 - 1992 </text:span><text:span text:style-name="T3">CIGNA</text:span><text:span text:style-name="T4"> </text:span><text:span text:style-name="T3">HELLAS</text:span><text:span text:style-name="T4"> </text:span><text:span text:style-name="T3">SA</text:span></text:p>
      <text:p text:style-name="P1">Accounting - Back office</text:p>
      <text:p text:style-name="P3"/>
      <text:p text:style-name="P2"><text:span text:style-name="T4">1996 - 1997 </text:span><text:span text:style-name="T3">Iconotypo</text:span><text:span text:style-name="T4"> </text:span><text:span text:style-name="T3">SA</text:span></text:p>
      <text:p text:style-name="P1">Desktop publishing (DTP)</text:p>
      <text:p text:style-name="P3"/>
      <text:p text:style-name="P2"><text:span text:style-name="T4">1997 - 2006 </text:span><text:span text:style-name="T3">Commercial</text:span><text:span text:style-name="T4"> </text:span><text:span text:style-name="T3">Union</text:span><text:span text:style-name="T4"> </text:span><text:span text:style-name="T3">Life</text:span><text:span text:style-name="T4"> </text:span><text:span text:style-name="T3">SA</text:span></text:p>
      <text:p text:style-name="P1">Mutual Funds dpt.</text:p>
      <text:p text:style-name="P3"/>
      <text:p text:style-name="P2"><text:span text:style-name="T4">2006 - 2009 </text:span><text:span text:style-name="T3">ASPIS</text:span><text:span text:style-name="T4"> </text:span><text:span text:style-name="T3">SA</text:span></text:p>
      <text:p text:style-name="P1">Accounting dpt.</text:p>
      <text:p text:style-name="P1"/>
      <text:p text:style-name="P1">2011 - Present </text:p>
      <text:p text:style-name="P1">Freelancer</text:p>
      <text:p text:style-name="P7"/>
      <text:p text:style-name="P7">Foreign Languages</text:p>
      <text:p text:style-name="P1">English, Some German</text:p>
      <text:p text:style-name="P7"/>
      <text:p text:style-name="P7">Other Interests</text:p>
      <text:p text:style-name="P1">Sports, Mus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Verdana" svg:font-family="Verdana" style:font-family-generic="swiss"/>
    <style:font-face style:name="VT323" svg:font-family="VT323" style:font-pitch="fixed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2" style:font-size-asian="12pt" style:language-asian="zh" style:country-asian="CN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style:font-name="Symbol" fo:language="en" fo:country="US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10T13:42:00</meta:creation-date>
    <dc:date>2019-01-03T19:07:22</dc:date>
    <meta:editing-cycles>31</meta:editing-cycles>
    <meta:editing-duration>PT2H39M50S</meta:editing-duration>
    <meta:generator>OpenOffice/4.1.5$Unix OpenOffice.org_project/415m1$Build-9789</meta:generator>
    <meta:document-statistic meta:table-count="0" meta:image-count="0" meta:object-count="0" meta:page-count="1" meta:paragraph-count="33" meta:word-count="135" meta:character-count="965"/>
  </office:meta>
</office:document-meta>
</file>